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500000036565CF61FD04668A5.png" manifest:media-type="image/png"/>
  <manifest:file-entry manifest:full-path="Pictures/1000020100000168000000229FE7C77EAAEE8DB7.png" manifest:media-type="image/png"/>
  <manifest:file-entry manifest:full-path="Pictures/10000201000002BB000000A0DEDED799969E950F.png" manifest:media-type="image/png"/>
  <manifest:file-entry manifest:full-path="Pictures/1000020100000464000002A902B6DAD3E30E8B72.png" manifest:media-type="image/png"/>
  <manifest:file-entry manifest:full-path="Pictures/1000020100000220000001B0772D24204F83A880.png" manifest:media-type="image/png"/>
  <manifest:file-entry manifest:full-path="Pictures/100002010000050C000002AE59898D75FC72EF8B.png" manifest:media-type="image/png"/>
  <manifest:file-entry manifest:full-path="Pictures/10000201000001B80000011FC5E8F42CB0856977.png" manifest:media-type="image/png"/>
  <manifest:file-entry manifest:full-path="Pictures/1000020100000510000002AB5093EB9F328723C1.png" manifest:media-type="image/png"/>
  <manifest:file-entry manifest:full-path="Pictures/1000020100000508000002AD4C4123D688217BC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a6f9" officeooo:paragraph-rsid="000ea6f9"/>
    </style:style>
    <style:style style:name="P2" style:family="paragraph" style:parent-style-name="Standard">
      <style:text-properties officeooo:rsid="000ffa94" officeooo:paragraph-rsid="000ffa94"/>
    </style:style>
    <style:style style:name="P3" style:family="paragraph" style:parent-style-name="Standard">
      <style:paragraph-properties fo:text-align="center" style:justify-single-word="false"/>
      <style:text-properties fo:font-size="13pt" officeooo:rsid="0011ff88" officeooo:paragraph-rsid="0011ff88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13pt" officeooo:paragraph-rsid="0011ff88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0.5354in" svg:y="0.6146in" svg:width="5.6665in" svg:height="4.5in" draw:z-index="0"><draw:image xlink:href="Pictures/1000020100000220000001B0772D24204F83A880.png" xlink:type="simple" xlink:show="embed" xlink:actuate="onLoad" loext:mime-type="image/x-vclgraphic"/></draw:frame>Lab#06</text:p>
      <text:p text:style-name="P3">Tasks</text:p>
      <text:p text:style-name="P4"/>
      <text:p text:style-name="Standard"><draw:frame draw:style-name="fr1" draw:name="Image2" text:anchor-type="paragraph" svg:x="0.0835in" svg:y="0.8437in" svg:width="6.5339in" svg:height="3.9583in" draw:z-index="1"><draw:image xlink:href="Pictures/1000020100000464000002A902B6DAD3E30E8B72.png" xlink:type="simple" xlink:show="embed" xlink:actuate="onLoad" loext:mime-type="image/x-vclgraphic"/></draw:frame></text:p>
      <text:p text:style-name="Standard"/>
      <text:p text:style-name="Standard"><draw:frame draw:style-name="fr2" draw:name="Image3" text:anchor-type="paragraph" svg:width="6.9252in" svg:height="3.6764in" draw:z-index="2"><draw:image xlink:href="Pictures/100002010000050C000002AE59898D75FC72EF8B.png" xlink:type="simple" xlink:show="embed" xlink:actuate="onLoad" loext:mime-type="image/x-vclgraphic"/></draw:frame><text:soft-page-break/></text:p>
      <text:p text:style-name="Standard"/>
      <text:p text:style-name="P1"/>
      <text:p text:style-name="P1"/>
      <text:p text:style-name="P1"/>
      <text:p text:style-name="P1"/>
      <text:p text:style-name="P1">Task 2:</text:p>
      <text:p text:style-name="P1"/>
      <text:p text:style-name="P1"/>
      <text:p text:style-name="P1"/>
      <text:p text:style-name="P1"/>
      <text:p text:style-name="P1"><draw:frame draw:style-name="fr1" draw:name="Image4" text:anchor-type="paragraph" svg:x="0.9311in" svg:y="-0.7244in" svg:width="4.5835in" svg:height="2.9898in" draw:z-index="3"><draw:image xlink:href="Pictures/10000201000001B80000011FC5E8F42CB0856977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5" text:anchor-type="paragraph" svg:width="6.9252in" svg:height="3.6492in" draw:z-index="4"><draw:image xlink:href="Pictures/1000020100000510000002AB5093EB9F328723C1.png" xlink:type="simple" xlink:show="embed" xlink:actuate="onLoad" loext:mime-type="image/x-vclgraphic"/></draw:frame><text:soft-page-break/></text:p>
      <text:p text:style-name="P1"><draw:frame draw:style-name="fr2" draw:name="Image6" text:anchor-type="paragraph" svg:width="6.9252in" svg:height="3.6827in" draw:z-index="5"><draw:image xlink:href="Pictures/1000020100000508000002AD4C4123D688217BC3.png" xlink:type="simple" xlink:show="embed" xlink:actuate="onLoad" loext:mime-type="image/x-vclgraphic"/></draw:frame></text:p>
      <text:p text:style-name="P1">Task3:</text:p>
      <text:p text:style-name="P2"><draw:frame draw:style-name="fr3" draw:name="Image7" text:anchor-type="paragraph" svg:width="6.9252in" svg:height="1.5846in" draw:z-index="6"><draw:image xlink:href="Pictures/10000201000002BB000000A0DEDED799969E950F.png" xlink:type="simple" xlink:show="embed" xlink:actuate="onLoad" loext:mime-type="image/x-vclgraphic"/></draw:frame><text:soft-page-break/></text:p>
      <text:p text:style-name="P2">Task 4:</text:p>
      <text:p text:style-name="P2"/>
      <text:p text:style-name="P2"/>
      <text:p text:style-name="P2"><draw:frame draw:style-name="fr4" draw:name="Image9" text:anchor-type="paragraph" svg:width="3.75in" svg:height="0.3543in" draw:z-index="7"><draw:image xlink:href="Pictures/1000020100000168000000229FE7C77EAAEE8DB7.png" xlink:type="simple" xlink:show="embed" xlink:actuate="onLoad" loext:mime-type="image/x-vclgraphic"/></draw:frame></text:p>
      <text:p text:style-name="P2"/>
      <text:p text:style-name="P2"/>
      <text:p text:style-name="P2"/>
      <text:p text:style-name="P2"><draw:frame draw:style-name="fr4" draw:name="Image8" text:anchor-type="paragraph" svg:width="4.7189in" svg:height="0.5626in" draw:z-index="8"><draw:image xlink:href="Pictures/10000201000001C500000036565CF61FD04668A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0:26:29.571163122</meta:creation-date>
    <dc:date>2019-10-21T11:21:44.578178488</dc:date>
    <meta:editing-duration>PT12M35S</meta:editing-duration>
    <meta:editing-cycles>2</meta:editing-cycles>
    <meta:generator>LibreOffice/6.0.7.3$Linux_X86_64 LibreOffice_project/00m0$Build-3</meta:generator>
    <meta:document-statistic meta:table-count="0" meta:image-count="9" meta:object-count="0" meta:page-count="4" meta:paragraph-count="5" meta:word-count="7" meta:character-count="31" meta:non-whitespace-character-count="29"/>
  </office:meta>
</office:document-meta>
</file>